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lesio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les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a</text:p>
          </table:table-cell>
          <table:table-cell table:number-columns-repeated="2"/>
          <table:table-cell office:value-type="string" calcext:value-type="string">
            <text:p>Curso → referencia a tabla cursos-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 t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d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df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df</text:p>
          </table:table-cell>
          <table:table-cell table:number-columns-repeated="3"/>
        </table:table-row>
      </table:table>
      <table:table table:name="curs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onte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</table:table-row>
      </table:table>
      <table:table table:name="lecciones_ejecutada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es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ser → referencia users-i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esion → referencia lesiones-id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office:value-type="percentage" office:value="0.6" calcext:value-type="percentage">
            <text:p>60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21:33:45.468000000</meta:creation-date>
    <dc:date>2024-05-02T21:39:33.354000000</dc:date>
    <meta:editing-duration>PT5M48S</meta:editing-duration>
    <meta:editing-cycles>1</meta:editing-cycles>
    <meta:document-statistic meta:table-count="3" meta:cell-count="39" meta:object-count="0"/>
    <meta:generator>LibreOffice/24.2.2.2$Windows_X86_64 LibreOffice_project/d56cc158d8a96260b836f100ef4b4ef25d6f1a01</meta:generator>
  </office:meta>
</office:document-meta>
</file>